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002cm" table:align="center" style:shadow="none"/>
    </style:style>
    <style:style style:name="Tableau1.A" style:family="table-column">
      <style:table-column-properties style:column-width="7.498cm"/>
    </style:style>
    <style:style style:name="Tableau1.B" style:family="table-column">
      <style:table-column-properties style:column-width="7.502cm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B1" style:family="table-cell">
      <style:table-cell-properties fo:background-color="transparent" fo:padding="0.097cm" fo:border="0.035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5.002cm" table:align="center" style:shadow="none"/>
    </style:style>
    <style:style style:name="Tableau2.A" style:family="table-column">
      <style:table-column-properties style:column-width="7.498cm"/>
    </style:style>
    <style:style style:name="Tableau2.B" style:family="table-column">
      <style:table-column-properties style:column-width="7.502cm"/>
    </style:style>
    <style:style style:name="Tableau2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2.B1" style:family="table-cell">
      <style:table-cell-properties fo:background-color="transparent" fo:padding="0.097cm" fo:border="0.035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Sylfae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Sylfae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ylfaen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ylfaen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Sylfae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Sylfaen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Sylfae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ylfae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ylfae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entgen <text:s text:c="121"/>13/12/2006</text:p>
      <text:p text:style-name="P1">Mickael <text:s text:c="114"/>secteur 5 / 1MRIM</text:p>
      <text:p text:style-name="P1"/>
      <text:p text:style-name="P2"/>
      <text:p text:style-name="P3">Sauvegarde d'une partition en réseau</text:p>
      <text:p text:style-name="P2"/>
      <text:p text:style-name="P4">---</text:p>
      <text:p text:style-name="P4"/>
      <text:p text:style-name="P1"><text:span text:style-name="T1">Enoncé</text:span>: faire l'image de la partition P1 d'un ordinateur sur la partition P10 d'un autre.</text:p>
      <text:p text:style-name="P1"/>
      <text:p text:style-name="P4">Ordinateur serveu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EXPERIMENTATION</text:p>
          </table:table-cell>
          <table:table-cell table:style-name="Tableau1.B1" office:value-type="string">
            <text:p text:style-name="P5">MANIPULTATION</text:p>
          </table:table-cell>
        </table:table-row>
        <table:table-row>
          <table:table-cell table:style-name="Tableau1.A2" office:value-type="string">
            <text:p text:style-name="P1">1. Insérer System Sescue CD</text:p>
          </table:table-cell>
          <table:table-cell table:style-name="Tableau1.B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">2. Démarrer le PC</text:p>
          </table:table-cell>
          <table:table-cell table:style-name="Tableau1.B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">3. Choisir la résolution</text:p>
          </table:table-cell>
          <table:table-cell table:style-name="Tableau1.B3" office:value-type="string">
            <text:p text:style-name="P8">fb1024</text:p>
          </table:table-cell>
        </table:table-row>
        <table:table-row>
          <table:table-cell table:style-name="Tableau1.A2" office:value-type="string">
            <text:p text:style-name="P1">4. Choisir la langue</text:p>
          </table:table-cell>
          <table:table-cell table:style-name="Tableau1.B3" office:value-type="string">
            <text:p text:style-name="P8">16 ou fr</text:p>
          </table:table-cell>
        </table:table-row>
        <table:table-row>
          <table:table-cell table:style-name="Tableau1.A2" office:value-type="string">
            <text:p text:style-name="P1">5. Créer un dossier de montage</text:p>
          </table:table-cell>
          <table:table-cell table:style-name="Tableau1.B3" office:value-type="string">
            <text:p text:style-name="P8">mkdir /mnt/hda10/p1_st4a</text:p>
          </table:table-cell>
        </table:table-row>
        <table:table-row>
          <table:table-cell table:style-name="Tableau1.A2" office:value-type="string">
            <text:p text:style-name="P1">6. Configuration de la carte réseau</text:p>
          </table:table-cell>
          <table:table-cell table:style-name="Tableau1.B3" office:value-type="string">
            <text:p text:style-name="P8">ifconfig ethx 172.28.67.43 netmask 255.255.255.0</text:p>
          </table:table-cell>
        </table:table-row>
        <table:table-row>
          <table:table-cell table:style-name="Tableau1.A2" office:value-type="string">
            <text:p text:style-name="P1">7. Lancer Partimage (serveur)</text:p>
          </table:table-cell>
          <table:table-cell table:style-name="Tableau1.B3" office:value-type="string">
            <text:p text:style-name="P8">partimaged</text:p>
          </table:table-cell>
        </table:table-row>
      </table:table>
      <text:p text:style-name="P4"/>
      <text:p text:style-name="P4">Ordinateur client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EXPERIMENTATION</text:p>
          </table:table-cell>
          <table:table-cell table:style-name="Tableau2.B1" office:value-type="string">
            <text:p text:style-name="P5">MANIPULTATION</text:p>
          </table:table-cell>
        </table:table-row>
        <table:table-row>
          <table:table-cell table:style-name="Tableau2.A2" office:value-type="string">
            <text:p text:style-name="P1">1. Insérer System Sescue CD</text:p>
          </table:table-cell>
          <table:table-cell table:style-name="Tableau2.B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1">2. Démarrer le PC</text:p>
          </table:table-cell>
          <table:table-cell table:style-name="Tableau2.B3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1">3. Choisir la résolution</text:p>
          </table:table-cell>
          <table:table-cell table:style-name="Tableau2.B3" office:value-type="string">
            <text:p text:style-name="P8">fb1024</text:p>
          </table:table-cell>
        </table:table-row>
        <table:table-row>
          <table:table-cell table:style-name="Tableau2.A2" office:value-type="string">
            <text:p text:style-name="P1">4. Choisir la langue</text:p>
          </table:table-cell>
          <table:table-cell table:style-name="Tableau2.B3" office:value-type="string">
            <text:p text:style-name="P8">16 ou fr</text:p>
          </table:table-cell>
        </table:table-row>
        <table:table-row>
          <table:table-cell table:style-name="Tableau2.A2" office:value-type="string">
            <text:p text:style-name="P1">6. Configuration de la carte réseau</text:p>
          </table:table-cell>
          <table:table-cell table:style-name="Tableau2.B3" office:value-type="string">
            <text:p text:style-name="P8">Ifconfig ethx 172.28.67.44 netmask 255.255.255.0</text:p>
          </table:table-cell>
        </table:table-row>
        <table:table-row>
          <table:table-cell table:style-name="Tableau2.A2" office:value-type="string">
            <text:p text:style-name="P1">7. Lancer Partimage (client)</text:p>
          </table:table-cell>
          <table:table-cell table:style-name="Tableau2.B3" office:value-type="string">
            <text:p text:style-name="P8">partimage</text:p>
          </table:table-cell>
        </table:table-row>
        <table:table-row>
          <table:table-cell table:style-name="Tableau2.A2" office:value-type="string">
            <text:p text:style-name="Standard">8. Configurer l'écran n°1:</text:p>
          </table:table-cell>
          <table:table-cell table:style-name="Tableau2.B3" office:value-type="string">
            <text:p text:style-name="P9"><text:span text:style-name="T2">sélectionner hda1, dossier de montage /mnt/hda10/p1_st4a/dos622 (nom de l'image), cocher «Connect</text:span><text:span text:style-name="T3"> </text:span><text:span text:style-name="T2">to server» et entrer l'adresse de </text:span><text:span text:style-name="T3"><text:s/></text:span><text:span text:style-name="T2">l'ordinateur serveur.</text:span></text:p>
            <text:p text:style-name="P8">Presser F5</text:p>
          </table:table-cell>
        </table:table-row>
        <table:table-row>
          <table:table-cell table:style-name="Tableau2.A2" office:value-type="string">
            <text:p text:style-name="Standard">9. Configurer l'écran n°2:</text:p>
          </table:table-cell>
          <table:table-cell table:style-name="Tableau2.B3" office:value-type="string">
            <text:p text:style-name="P10">Cocher «check partition ...»</text:p>
            <text:p text:style-name="P10">presser F5</text:p>
          </table:table-cell>
        </table:table-row>
      </table:table>
      <text:p text:style-name="Standard"/>
      <text:p text:style-name="Standard">Pour la restauration, lorsque l'on entre le chemin complet de l'image, il faut ajouter 000 à la fin.</text:p>
      <text:p text:style-name="Standard"><text:span text:style-name="T1">Exemple</text:span>: /mnt/hda10/p1_st4a/dos622.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30T16:30:33</meta:creation-date>
    <dc:date>2006-12-14T17:09:50</dc:date>
    <meta:print-date>2006-12-14T17:08:54</meta:print-date>
    <dc:language>fr-FR</dc:language>
    <meta:editing-cycles>33</meta:editing-cycles>
    <meta:editing-duration>PT37M1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41" meta:word-count="185" meta:character-count="1393"/>
  </office:meta>
</office:document-meta>
</file>